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A00000171048CA6F6BC259E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4374in" svg:height="3.8437in" draw:z-index="0"><draw:image xlink:href="Pictures/100002010000026A00000171048CA6F6BC259E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5:01:50.234841798</meta:creation-date>
    <meta:generator>LibreOffice/6.0.3.2$Linux_X86_64 LibreOffice_project/00m0$Build-2</meta:generator>
    <dc:date>2018-07-20T15:02:38.906548269</dc:date>
    <meta:editing-duration>PT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